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MT" svg:font-family="'Arial MT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51cm"/>
    </style:style>
    <style:style style:name="co3" style:family="table-column">
      <style:table-column-properties fo:break-before="auto" style:column-width="4.8cm"/>
    </style:style>
    <style:style style:name="co4" style:family="table-column">
      <style:table-column-properties fo:break-before="auto" style:column-width="3.773cm"/>
    </style:style>
    <style:style style:name="co5" style:family="table-column">
      <style:table-column-properties fo:break-before="auto" style:column-width="3.413cm"/>
    </style:style>
    <style:style style:name="co7" style:family="table-column">
      <style:table-column-properties fo:break-before="auto" style:column-width="1.5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75cm" fo:break-before="auto" style:use-optimal-row-height="fals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8100" number:language="en" number:country="GB">
      <number:text-content/>
    </number:text-style>
    <style:style style:name="ce1" style:family="table-cell" style:parent-style-name="Excel_20_Built-in_20_Normal" style:data-style-name="N107">
      <style:table-cell-properties fo:border-bottom="none" fo:background-color="#eeeeee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37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fo:border-bottom="0.002cm solid #000000" fo:background-color="#cccccc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font-name="Arial" fo:font-size="11pt" style:font-size-asian="11pt" style:font-size-complex="11pt"/>
    </style:style>
    <style:style style:name="ce5" style:family="table-cell" style:parent-style-name="Default" style:data-style-name="N37">
      <style:table-cell-properties fo:border-bottom="0.002cm solid #000000" fo:background-color="#cccccc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font-name="Arial" fo:font-size="11pt" style:font-size-asian="11pt" style:font-size-complex="11pt"/>
    </style:style>
    <style:style style:name="ce6" style:family="table-cell" style:parent-style-name="Default" style:data-style-name="N3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rial" fo:font-size="11pt" style:font-size-asian="11pt" style:font-size-complex="11pt"/>
    </style:style>
    <style:style style:name="ce7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fo:border-bottom="none" fo:background-color="#eeeeee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Arial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11" style:family="table-cell" style:parent-style-name="Excel_20_Built-in_20_Normal" style:data-style-name="N810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ize="11pt" style:font-size-asian="11pt" style:font-size-complex="11pt"/>
    </style:style>
    <style:style style:name="ce16" style:family="table-cell" style:parent-style-name="Excel_20_Built-in_20_Normal" style:data-style-name="N810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MT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17" style:family="table-cell" style:parent-style-name="Excel_20_Built-in_20_Normal" style:data-style-name="N108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MT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18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19" style:family="table-cell" style:parent-style-name="Default" style:data-style-name="N104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" fo:font-size="11pt" style:font-size-asian="11pt" style:font-size-complex="11pt"/>
    </style:style>
    <style:style style:name="ce20" style:family="table-cell" style:parent-style-name="Default">
      <style:table-cell-properties fo:border-bottom="none" fo:background-color="#eeeeee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font-name="Arial" fo:font-size="11pt" style:font-size-asian="11pt" style:font-size-complex="11pt"/>
    </style:style>
    <style:style style:name="ce21" style:family="table-cell" style:parent-style-name="Excel_20_Built-in_20_Normal" style:data-style-name="N0">
      <style:table-cell-properties fo:border-bottom="none" style:diagonal-bl-tr="none" style:diagonal-tl-br="none" style:text-align-source="fix" style:repeat-content="false" fo:wrap-option="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MT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Arial" fo:font-size="11pt" style:font-size-asian="11pt" style:font-size-complex="11pt"/>
    </style:style>
    <style:style style:name="ce23" style:family="table-cell" style:parent-style-name="Excel_20_Built-in_20_Normal" style:data-style-name="N0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24" style:family="table-cell" style:parent-style-name="Excel_20_Built-in_20_Normal" style:data-style-name="N0">
      <style:table-cell-properties fo:border-bottom="none" style:diagonal-bl-tr="none" style:diagonal-tl-br="none" style:text-align-source="fix" style:repeat-content="false" fo:wrap-option="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25" style:family="table-cell" style:parent-style-name="Default">
      <style:table-cell-properties fo:border-bottom="0.002cm solid #000000" fo:background-color="#cccccc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Arial" fo:font-size="11pt" style:font-size-asian="11pt" style:font-size-complex="11pt"/>
    </style:style>
    <style:style style:name="ce26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 style:vertical-align="middle"/>
      <style:paragraph-properties fo:text-align="center" fo:margin-left="0cm"/>
      <style:text-properties style:font-name="Arial" fo:font-size="11pt" style:font-size-asian="11pt" style:font-size-complex="11pt"/>
    </style:style>
    <style:style style:name="ce27" style:family="table-cell" style:parent-style-name="Default">
      <style:table-cell-properties fo:border-bottom="none" fo:border-left="0.002cm solid #000000" fo:border-right="none" fo:border-top="none"/>
    </style:style>
    <style:style style:name="ce28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7" table:default-cell-style-name="ce8"/>
        <table:table-column table:style-name="co6" table:default-cell-style-name="Default"/>
        <table:table-row table:style-name="ro3">
          <table:table-cell table:style-name="ce1" office:value-type="date" office:date-value="2022-04-01">
            <text:p>April 2022</text:p>
          </table:table-cell>
          <table:table-cell table:style-name="ce9" table:number-columns-repeated="3"/>
          <table:table-cell table:style-name="ce20"/>
          <table:table-cell/>
        </table:table-row>
        <table:table-row table:style-name="ro3">
          <table:table-cell table:style-name="ce2" office:value-type="date" office:date-value="2022-04-06">
            <text:p>06/04/22</text:p>
          </table:table-cell>
          <table:table-cell table:style-name="ce10" office:value-type="string">
            <text:p>Studio A</text:p>
          </table:table-cell>
          <table:table-cell table:style-name="ce16" office:value-type="string">
            <text:p>3D</text:p>
          </table:table-cell>
          <table:table-cell table:style-name="ce17" office:value-type="currency" office:currency="GBP" office:value="300">
            <text:p>£300.00</text:p>
          </table:table-cell>
          <table:table-cell table:style-name="ce21" office:value-type="float" office:value="1">
            <text:p>1</text:p>
          </table:table-cell>
          <table:table-cell table:style-name="ce27"/>
        </table:table-row>
        <table:table-row table:style-name="ro3">
          <table:table-cell table:style-name="ce3" table:formula="of:=[.A2] + 1" office:value-type="date" office:date-value="2022-04-07">
            <text:p>07/04/22</text:p>
          </table:table-cell>
          <table:table-cell table:style-name="ce10" office:value-type="string">
            <text:p>Studio B</text:p>
          </table:table-cell>
          <table:table-cell table:style-name="ce10" office:value-type="string">
            <text:p>2D</text:p>
          </table:table-cell>
          <table:table-cell table:style-name="ce17" office:value-type="currency" office:currency="GBP" office:value="200">
            <text:p>£200.00</text:p>
          </table:table-cell>
          <table:table-cell table:style-name="ce10" office:value-type="float" office:value="0">
            <text:p>0</text:p>
          </table:table-cell>
          <table:table-cell table:style-name="ce27"/>
        </table:table-row>
        <table:table-row table:style-name="ro3">
          <table:table-cell table:style-name="ce3" table:formula="of:=[.A3] + 1" office:value-type="date" office:date-value="2022-04-08">
            <text:p>08/04/22</text:p>
          </table:table-cell>
          <table:table-cell table:style-name="ce10" office:value-type="string">
            <text:p>Studio C</text:p>
          </table:table-cell>
          <table:table-cell office:value-type="string">
            <text:p>Programming</text:p>
          </table:table-cell>
          <table:table-cell table:style-name="ce17" office:value-type="currency" office:currency="GBP" office:value="100">
            <text:p>£100.00</text:p>
          </table:table-cell>
          <table:table-cell office:value-type="float" office:value="0">
            <text:p>0</text:p>
          </table:table-cell>
          <table:table-cell table:style-name="ce27"/>
        </table:table-row>
        <table:table-row table:style-name="ro3">
          <table:table-cell table:style-name="ce3" table:formula="of:=[.A4] + 1" office:value-type="date" office:date-value="2022-04-09">
            <text:p>09/04/22</text:p>
          </table:table-cell>
          <table:table-cell table:style-name="ce11" table:number-columns-repeated="2"/>
          <table:table-cell table:style-name="ce18"/>
          <table:table-cell table:style-name="ce10"/>
          <table:table-cell table:style-name="ce27"/>
        </table:table-row>
        <table:table-row table:style-name="ro3">
          <table:table-cell table:style-name="ce3" table:formula="of:=[.A5] + 1" office:value-type="date" office:date-value="2022-04-10">
            <text:p>10/04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3" table:formula="of:=[.A6] + 1" office:value-type="date" office:date-value="2022-04-11">
            <text:p>11/04/22</text:p>
          </table:table-cell>
          <table:table-cell table:number-columns-repeated="4"/>
          <table:table-cell table:style-name="ce27"/>
        </table:table-row>
        <table:table-row table:style-name="ro3">
          <table:table-cell table:style-name="ce3" table:formula="of:=[.A7] + 1" office:value-type="date" office:date-value="2022-04-12">
            <text:p>12/04/22</text:p>
          </table:table-cell>
          <table:table-cell table:style-name="ce11" table:number-columns-repeated="2"/>
          <table:table-cell table:style-name="ce18"/>
          <table:table-cell table:style-name="ce23"/>
          <table:table-cell/>
        </table:table-row>
        <table:table-row table:style-name="ro3">
          <table:table-cell table:style-name="ce3" table:formula="of:=[.A8] + 1" office:value-type="date" office:date-value="2022-04-13">
            <text:p>13/04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3" table:formula="of:=[.A9] + 1" office:value-type="date" office:date-value="2022-04-14">
            <text:p>14/04/22</text:p>
          </table:table-cell>
          <table:table-cell table:style-name="ce12" table:number-columns-repeated="3"/>
          <table:table-cell table:style-name="ce22"/>
          <table:table-cell/>
        </table:table-row>
        <table:table-row table:style-name="ro3">
          <table:table-cell table:style-name="ce3" table:formula="of:=[.A10] + 1" office:value-type="date" office:date-value="2022-04-15">
            <text:p>15/04/22</text:p>
          </table:table-cell>
          <table:table-cell table:style-name="ce12" table:number-columns-repeated="3"/>
          <table:table-cell table:style-name="ce22"/>
          <table:table-cell/>
        </table:table-row>
        <table:table-row table:style-name="ro3">
          <table:table-cell table:style-name="ce3" table:formula="of:=[.A11] + 1" office:value-type="date" office:date-value="2022-04-16">
            <text:p>16/04/22</text:p>
          </table:table-cell>
          <table:table-cell table:style-name="ce11" table:number-columns-repeated="2"/>
          <table:table-cell table:style-name="ce18"/>
          <table:table-cell table:style-name="ce24"/>
          <table:table-cell/>
        </table:table-row>
        <table:table-row table:style-name="ro3">
          <table:table-cell table:style-name="ce3" table:formula="of:=[.A12] + 1" office:value-type="date" office:date-value="2022-04-17">
            <text:p>17/04/22</text:p>
          </table:table-cell>
          <table:table-cell table:style-name="ce11" table:number-columns-repeated="2"/>
          <table:table-cell table:style-name="ce18"/>
          <table:table-cell table:style-name="ce24"/>
          <table:table-cell/>
        </table:table-row>
        <table:table-row table:style-name="ro3">
          <table:table-cell table:style-name="ce3" table:formula="of:=[.A13] + 1" office:value-type="date" office:date-value="2022-04-18">
            <text:p>18/04/22</text:p>
          </table:table-cell>
          <table:table-cell table:style-name="ce11" table:number-columns-repeated="2"/>
          <table:table-cell table:style-name="ce18"/>
          <table:table-cell table:style-name="ce24"/>
          <table:table-cell/>
        </table:table-row>
        <table:table-row table:style-name="ro3">
          <table:table-cell table:style-name="ce3" table:formula="of:=[.A14] + 1" office:value-type="date" office:date-value="2022-04-19">
            <text:p>19/04/22</text:p>
          </table:table-cell>
          <table:table-cell table:style-name="ce11" table:number-columns-repeated="2"/>
          <table:table-cell table:style-name="ce18"/>
          <table:table-cell table:style-name="ce24"/>
          <table:table-cell/>
        </table:table-row>
        <table:table-row table:style-name="ro3">
          <table:table-cell table:style-name="ce3" table:formula="of:=[.A15] + 1" office:value-type="date" office:date-value="2022-04-20">
            <text:p>20/04/22</text:p>
          </table:table-cell>
          <table:table-cell table:style-name="ce12"/>
          <table:table-cell table:style-name="ce11"/>
          <table:table-cell table:style-name="ce19"/>
          <table:table-cell table:style-name="ce22"/>
          <table:table-cell/>
        </table:table-row>
        <table:table-row table:style-name="ro3">
          <table:table-cell table:style-name="ce3" table:formula="of:=[.A16] + 1" office:value-type="date" office:date-value="2022-04-21">
            <text:p>21/04/22</text:p>
          </table:table-cell>
          <table:table-cell table:style-name="ce12" table:number-columns-repeated="3"/>
          <table:table-cell table:style-name="ce22"/>
          <table:table-cell/>
        </table:table-row>
        <table:table-row table:style-name="ro3">
          <table:table-cell table:style-name="ce3" table:formula="of:=[.A17] + 1" office:value-type="date" office:date-value="2022-04-22">
            <text:p>22/04/22</text:p>
          </table:table-cell>
          <table:table-cell table:style-name="ce12" table:number-columns-repeated="3"/>
          <table:table-cell table:style-name="ce22"/>
          <table:table-cell/>
        </table:table-row>
        <table:table-row table:style-name="ro3">
          <table:table-cell table:style-name="ce3" table:formula="of:=[.A18] + 1" office:value-type="date" office:date-value="2022-04-23">
            <text:p>23/04/22</text:p>
          </table:table-cell>
          <table:table-cell table:style-name="ce12" table:number-columns-repeated="3"/>
          <table:table-cell table:style-name="ce22"/>
          <table:table-cell/>
        </table:table-row>
        <table:table-row table:style-name="ro3">
          <table:table-cell table:style-name="ce3" table:formula="of:=[.A19] + 1" office:value-type="date" office:date-value="2022-04-24">
            <text:p>24/04/22</text:p>
          </table:table-cell>
          <table:table-cell table:style-name="ce11" table:number-columns-repeated="2"/>
          <table:table-cell table:style-name="ce18"/>
          <table:table-cell table:style-name="ce24"/>
          <table:table-cell/>
        </table:table-row>
        <table:table-row table:style-name="ro3">
          <table:table-cell table:style-name="ce3" table:formula="of:=[.A20] + 1" office:value-type="date" office:date-value="2022-04-25">
            <text:p>25/04/22</text:p>
          </table:table-cell>
          <table:table-cell table:style-name="ce11" table:number-columns-repeated="2"/>
          <table:table-cell table:style-name="ce18"/>
          <table:table-cell table:style-name="ce24"/>
          <table:table-cell/>
        </table:table-row>
        <table:table-row table:style-name="ro3">
          <table:table-cell table:style-name="ce3" table:formula="of:=[.A21] + 1" office:value-type="date" office:date-value="2022-04-26">
            <text:p>26/04/22</text:p>
          </table:table-cell>
          <table:table-cell table:style-name="ce11" table:number-columns-repeated="2"/>
          <table:table-cell table:style-name="ce18"/>
          <table:table-cell table:style-name="ce24"/>
          <table:table-cell/>
        </table:table-row>
        <table:table-row table:style-name="ro3">
          <table:table-cell table:style-name="ce3" table:formula="of:=[.A22] + 1" office:value-type="date" office:date-value="2022-04-27">
            <text:p>27/04/22</text:p>
          </table:table-cell>
          <table:table-cell table:style-name="ce12" table:number-columns-repeated="3"/>
          <table:table-cell table:style-name="ce22"/>
          <table:table-cell/>
        </table:table-row>
        <table:table-row table:style-name="ro3">
          <table:table-cell table:style-name="ce3" table:formula="of:=[.A23] + 1" office:value-type="date" office:date-value="2022-04-28">
            <text:p>28/04/22</text:p>
          </table:table-cell>
          <table:table-cell table:style-name="ce12" table:number-columns-repeated="3"/>
          <table:table-cell table:style-name="ce22"/>
          <table:table-cell/>
        </table:table-row>
        <table:table-row table:style-name="ro3">
          <table:table-cell table:style-name="ce3" table:formula="of:=[.A24] + 1" office:value-type="date" office:date-value="2022-04-29">
            <text:p>29/04/22</text:p>
          </table:table-cell>
          <table:table-cell table:style-name="ce12" table:number-columns-repeated="3"/>
          <table:table-cell table:style-name="ce22"/>
          <table:table-cell/>
        </table:table-row>
        <table:table-row table:style-name="ro3">
          <table:table-cell table:style-name="ce4" table:formula="of:=[.A25] + 1" office:value-type="date" office:date-value="2022-04-30">
            <text:p>30/04/22</text:p>
          </table:table-cell>
          <table:table-cell table:style-name="ce13" table:number-columns-repeated="3"/>
          <table:table-cell table:style-name="ce25"/>
          <table:table-cell/>
        </table:table-row>
        <table:table-row table:style-name="ro3">
          <table:table-cell table:style-name="ce2" office:value-type="date" office:date-value="2022-05-01">
            <text:p>01/05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office:value-type="date" office:date-value="2022-05-02">
            <text:p>02/05/22</text:p>
          </table:table-cell>
          <table:table-cell table:style-name="ce11" table:number-columns-repeated="2"/>
          <table:table-cell table:style-name="ce18"/>
          <table:table-cell table:style-name="ce24"/>
          <table:table-cell/>
        </table:table-row>
        <table:table-row table:style-name="ro3">
          <table:table-cell table:style-name="ce2" office:value-type="date" office:date-value="2022-05-03">
            <text:p>03/05/22</text:p>
          </table:table-cell>
          <table:table-cell table:style-name="ce11" table:number-columns-repeated="2"/>
          <table:table-cell table:style-name="ce18"/>
          <table:table-cell table:style-name="ce24"/>
          <table:table-cell/>
        </table:table-row>
        <table:table-row table:style-name="ro3">
          <table:table-cell table:style-name="ce2" office:value-type="date" office:date-value="2022-05-04">
            <text:p>04/05/22</text:p>
          </table:table-cell>
          <table:table-cell table:style-name="ce11" table:number-columns-repeated="2"/>
          <table:table-cell table:style-name="ce18"/>
          <table:table-cell table:style-name="ce24"/>
          <table:table-cell/>
        </table:table-row>
        <table:table-row table:style-name="ro3">
          <table:table-cell table:style-name="ce2" office:value-type="date" office:date-value="2022-05-05">
            <text:p>05/05/22</text:p>
          </table:table-cell>
          <table:table-cell table:style-name="ce11" table:number-columns-repeated="2"/>
          <table:table-cell table:style-name="ce18"/>
          <table:table-cell table:style-name="ce24"/>
          <table:table-cell/>
        </table:table-row>
        <table:table-row table:style-name="ro3">
          <table:table-cell table:style-name="ce2" office:value-type="date" office:date-value="2022-05-06">
            <text:p>06/05/22</text:p>
          </table:table-cell>
          <table:table-cell table:style-name="ce11" table:number-columns-repeated="2"/>
          <table:table-cell table:style-name="ce18"/>
          <table:table-cell table:style-name="ce24"/>
          <table:table-cell/>
        </table:table-row>
        <table:table-row table:style-name="ro3">
          <table:table-cell table:style-name="ce2" office:value-type="date" office:date-value="2022-05-07">
            <text:p>07/05/22</text:p>
          </table:table-cell>
          <table:table-cell table:style-name="ce12" table:number-columns-repeated="3"/>
          <table:table-cell table:style-name="ce22"/>
          <table:table-cell/>
        </table:table-row>
        <table:table-row table:style-name="ro3">
          <table:table-cell table:style-name="ce2" office:value-type="date" office:date-value="2022-05-08">
            <text:p>08/05/22</text:p>
          </table:table-cell>
          <table:table-cell table:style-name="ce12" table:number-columns-repeated="3"/>
          <table:table-cell table:style-name="ce22"/>
          <table:table-cell/>
        </table:table-row>
        <table:table-row table:style-name="ro3">
          <table:table-cell table:style-name="ce2" office:value-type="date" office:date-value="2022-05-09">
            <text:p>09/05/22</text:p>
          </table:table-cell>
          <table:table-cell table:style-name="ce11" table:number-columns-repeated="2"/>
          <table:table-cell table:style-name="ce18"/>
          <table:table-cell table:style-name="ce24"/>
          <table:table-cell/>
        </table:table-row>
        <table:table-row table:style-name="ro3">
          <table:table-cell table:style-name="ce2" office:value-type="date" office:date-value="2022-05-10">
            <text:p>10/05/22</text:p>
          </table:table-cell>
          <table:table-cell table:style-name="ce11" table:number-columns-repeated="2"/>
          <table:table-cell table:style-name="ce18"/>
          <table:table-cell table:style-name="ce24"/>
          <table:table-cell/>
        </table:table-row>
        <table:table-row table:style-name="ro3">
          <table:table-cell table:style-name="ce2" office:value-type="date" office:date-value="2022-05-11">
            <text:p>11/05/22</text:p>
          </table:table-cell>
          <table:table-cell table:style-name="ce11" table:number-columns-repeated="2"/>
          <table:table-cell table:style-name="ce18"/>
          <table:table-cell table:style-name="ce24"/>
          <table:table-cell/>
        </table:table-row>
        <table:table-row table:style-name="ro3">
          <table:table-cell table:style-name="ce2" office:value-type="date" office:date-value="2022-05-12">
            <text:p>12/05/22</text:p>
          </table:table-cell>
          <table:table-cell table:style-name="ce11" table:number-columns-repeated="2"/>
          <table:table-cell table:style-name="ce18"/>
          <table:table-cell table:style-name="ce24"/>
          <table:table-cell/>
        </table:table-row>
        <table:table-row table:style-name="ro3">
          <table:table-cell table:style-name="ce2" office:value-type="date" office:date-value="2022-05-13">
            <text:p>13/05/22</text:p>
          </table:table-cell>
          <table:table-cell table:style-name="ce11" table:number-columns-repeated="2"/>
          <table:table-cell table:style-name="ce18"/>
          <table:table-cell table:style-name="ce24"/>
          <table:table-cell/>
        </table:table-row>
        <table:table-row table:style-name="ro3">
          <table:table-cell table:style-name="ce2" office:value-type="date" office:date-value="2022-05-14">
            <text:p>14/05/22</text:p>
          </table:table-cell>
          <table:table-cell table:style-name="ce12" table:number-columns-repeated="3"/>
          <table:table-cell table:style-name="ce22"/>
          <table:table-cell/>
        </table:table-row>
        <table:table-row table:style-name="ro3">
          <table:table-cell table:style-name="ce2" office:value-type="date" office:date-value="2022-05-15">
            <text:p>15/05/22</text:p>
          </table:table-cell>
          <table:table-cell table:style-name="ce12" table:number-columns-repeated="3"/>
          <table:table-cell table:style-name="ce22"/>
          <table:table-cell/>
        </table:table-row>
        <table:table-row table:style-name="ro3">
          <table:table-cell table:style-name="ce2" office:value-type="date" office:date-value="2022-05-16">
            <text:p>16/05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office:value-type="date" office:date-value="2022-05-17">
            <text:p>17/05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office:value-type="date" office:date-value="2022-05-18">
            <text:p>18/05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office:value-type="date" office:date-value="2022-05-19">
            <text:p>19/05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office:value-type="date" office:date-value="2022-05-20">
            <text:p>20/05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office:value-type="date" office:date-value="2022-05-21">
            <text:p>21/05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office:value-type="date" office:date-value="2022-05-22">
            <text:p>22/05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office:value-type="date" office:date-value="2022-05-23">
            <text:p>23/05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office:value-type="date" office:date-value="2022-05-24">
            <text:p>24/05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office:value-type="date" office:date-value="2022-05-25">
            <text:p>25/05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office:value-type="date" office:date-value="2022-05-26">
            <text:p>26/05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office:value-type="date" office:date-value="2022-05-27">
            <text:p>27/05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office:value-type="date" office:date-value="2022-05-28">
            <text:p>28/05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office:value-type="date" office:date-value="2022-05-29">
            <text:p>29/05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office:value-type="date" office:date-value="2022-05-30">
            <text:p>30/05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5" office:value-type="date" office:date-value="2022-05-31">
            <text:p>31/05/22</text:p>
          </table:table-cell>
          <table:table-cell table:style-name="ce13" table:number-columns-repeated="3"/>
          <table:table-cell table:style-name="ce25"/>
          <table:table-cell/>
        </table:table-row>
        <table:table-row table:style-name="ro3">
          <table:table-cell table:style-name="ce2"/>
          <table:table-cell table:number-columns-repeated="5"/>
        </table:table-row>
        <table:table-row table:style-name="ro3">
          <table:table-cell table:style-name="ce1" office:value-type="date" office:date-value="2022-06-01">
            <text:p>June 2022</text:p>
          </table:table-cell>
          <table:table-cell table:style-name="ce9" table:number-columns-repeated="3"/>
          <table:table-cell table:style-name="ce20"/>
          <table:table-cell/>
        </table:table-row>
        <table:table-row table:style-name="ro3">
          <table:table-cell table:style-name="ce2" office:value-type="date" office:date-value="2022-06-01">
            <text:p>01/06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60] + 1" office:value-type="date" office:date-value="2022-06-02">
            <text:p>02/06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61] + 1" office:value-type="date" office:date-value="2022-06-03">
            <text:p>03/06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62] + 1" office:value-type="date" office:date-value="2022-06-04">
            <text:p>04/06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63] + 1" office:value-type="date" office:date-value="2022-06-05">
            <text:p>05/06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64] + 1" office:value-type="date" office:date-value="2022-06-06">
            <text:p>06/06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65] + 1" office:value-type="date" office:date-value="2022-06-07">
            <text:p>07/06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66] + 1" office:value-type="date" office:date-value="2022-06-08">
            <text:p>08/06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67] + 1" office:value-type="date" office:date-value="2022-06-09">
            <text:p>09/06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68] + 1" office:value-type="date" office:date-value="2022-06-10">
            <text:p>10/06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69] + 1" office:value-type="date" office:date-value="2022-06-11">
            <text:p>11/06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70] + 1" office:value-type="date" office:date-value="2022-06-12">
            <text:p>12/06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71] + 1" office:value-type="date" office:date-value="2022-06-13">
            <text:p>13/06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72] + 1" office:value-type="date" office:date-value="2022-06-14">
            <text:p>14/06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73] + 1" office:value-type="date" office:date-value="2022-06-15">
            <text:p>15/06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74] + 1" office:value-type="date" office:date-value="2022-06-16">
            <text:p>16/06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75] + 1" office:value-type="date" office:date-value="2022-06-17">
            <text:p>17/06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76] + 1" office:value-type="date" office:date-value="2022-06-18">
            <text:p>18/06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77] + 1" office:value-type="date" office:date-value="2022-06-19">
            <text:p>19/06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78] + 1" office:value-type="date" office:date-value="2022-06-20">
            <text:p>20/06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79] + 1" office:value-type="date" office:date-value="2022-06-21">
            <text:p>21/06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80] + 1" office:value-type="date" office:date-value="2022-06-22">
            <text:p>22/06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81] + 1" office:value-type="date" office:date-value="2022-06-23">
            <text:p>23/06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82] + 1" office:value-type="date" office:date-value="2022-06-24">
            <text:p>24/06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83] + 1" office:value-type="date" office:date-value="2022-06-25">
            <text:p>25/06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84] + 1" office:value-type="date" office:date-value="2022-06-26">
            <text:p>26/06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85] + 1" office:value-type="date" office:date-value="2022-06-27">
            <text:p>27/06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86] + 1" office:value-type="date" office:date-value="2022-06-28">
            <text:p>28/06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87] + 1" office:value-type="date" office:date-value="2022-06-29">
            <text:p>29/06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5" table:formula="of:=[.A88] + 1" office:value-type="date" office:date-value="2022-06-30">
            <text:p>30/06/22</text:p>
          </table:table-cell>
          <table:table-cell table:style-name="ce13" table:number-columns-repeated="3"/>
          <table:table-cell table:style-name="ce25"/>
          <table:table-cell/>
        </table:table-row>
        <table:table-row table:style-name="ro3">
          <table:table-cell table:style-name="ce6"/>
          <table:table-cell table:style-name="ce14" table:number-columns-repeated="4"/>
          <table:table-cell table:style-name="ce28"/>
        </table:table-row>
        <table:table-row table:style-name="ro3">
          <table:table-cell table:style-name="ce1" office:value-type="date" office:date-value="2022-07-01">
            <text:p>July 2022</text:p>
          </table:table-cell>
          <table:table-cell table:style-name="ce9" table:number-columns-repeated="3"/>
          <table:table-cell table:style-name="ce20"/>
          <table:table-cell table:style-name="ce28"/>
        </table:table-row>
        <table:table-row table:style-name="ro3">
          <table:table-cell table:style-name="ce6" table:formula="of:=[.A89] + 1" office:value-type="date" office:date-value="2022-07-01">
            <text:p>01/07/22</text:p>
          </table:table-cell>
          <table:table-cell table:style-name="ce14" table:number-columns-repeated="3"/>
          <table:table-cell table:style-name="ce26"/>
          <table:table-cell/>
        </table:table-row>
        <table:table-row table:style-name="ro3">
          <table:table-cell table:style-name="ce2" table:formula="of:=[.A92] + 1" office:value-type="date" office:date-value="2022-07-02">
            <text:p>02/07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93] + 1" office:value-type="date" office:date-value="2022-07-03">
            <text:p>03/07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94] + 1" office:value-type="date" office:date-value="2022-07-04">
            <text:p>04/07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95] + 1" office:value-type="date" office:date-value="2022-07-05">
            <text:p>05/07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96] + 1" office:value-type="date" office:date-value="2022-07-06">
            <text:p>06/07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97] + 1" office:value-type="date" office:date-value="2022-07-07">
            <text:p>07/07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98] + 1" office:value-type="date" office:date-value="2022-07-08">
            <text:p>08/07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99] + 1" office:value-type="date" office:date-value="2022-07-09">
            <text:p>09/07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00] + 1" office:value-type="date" office:date-value="2022-07-10">
            <text:p>10/07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01] + 1" office:value-type="date" office:date-value="2022-07-11">
            <text:p>11/07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02] + 1" office:value-type="date" office:date-value="2022-07-12">
            <text:p>12/07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03] + 1" office:value-type="date" office:date-value="2022-07-13">
            <text:p>13/07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04] + 1" office:value-type="date" office:date-value="2022-07-14">
            <text:p>14/07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05] + 1" office:value-type="date" office:date-value="2022-07-15">
            <text:p>15/07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06] + 1" office:value-type="date" office:date-value="2022-07-16">
            <text:p>16/07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07] + 1" office:value-type="date" office:date-value="2022-07-17">
            <text:p>17/07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08] + 1" office:value-type="date" office:date-value="2022-07-18">
            <text:p>18/07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09] + 1" office:value-type="date" office:date-value="2022-07-19">
            <text:p>19/07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10] + 1" office:value-type="date" office:date-value="2022-07-20">
            <text:p>20/07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11] + 1" office:value-type="date" office:date-value="2022-07-21">
            <text:p>21/07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12] + 1" office:value-type="date" office:date-value="2022-07-22">
            <text:p>22/07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13] + 1" office:value-type="date" office:date-value="2022-07-23">
            <text:p>23/07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14] + 1" office:value-type="date" office:date-value="2022-07-24">
            <text:p>24/07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15] + 1" office:value-type="date" office:date-value="2022-07-25">
            <text:p>25/07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16] + 1" office:value-type="date" office:date-value="2022-07-26">
            <text:p>26/07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17] + 1" office:value-type="date" office:date-value="2022-07-27">
            <text:p>27/07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18] + 1" office:value-type="date" office:date-value="2022-07-28">
            <text:p>28/07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19] + 1" office:value-type="date" office:date-value="2022-07-29">
            <text:p>29/07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20] + 1" office:value-type="date" office:date-value="2022-07-30">
            <text:p>30/07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5" table:formula="of:=[.A121] + 1" office:value-type="date" office:date-value="2022-07-31">
            <text:p>31/07/22</text:p>
          </table:table-cell>
          <table:table-cell table:style-name="ce13" table:number-columns-repeated="3"/>
          <table:table-cell table:style-name="ce25"/>
          <table:table-cell/>
        </table:table-row>
        <table:table-row table:style-name="ro3">
          <table:table-cell table:style-name="ce6"/>
          <table:table-cell table:style-name="ce14" table:number-columns-repeated="4"/>
          <table:table-cell table:style-name="ce28"/>
        </table:table-row>
        <table:table-row table:style-name="ro3">
          <table:table-cell table:style-name="ce1" office:value-type="date" office:date-value="2022-08-01">
            <text:p>August 2022</text:p>
          </table:table-cell>
          <table:table-cell table:style-name="ce9" table:number-columns-repeated="3"/>
          <table:table-cell table:style-name="ce20"/>
          <table:table-cell table:style-name="ce28"/>
        </table:table-row>
        <table:table-row table:style-name="ro3">
          <table:table-cell table:style-name="ce2" table:formula="of:=[.A122] + 1" office:value-type="date" office:date-value="2022-08-01">
            <text:p>01/08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25] + 1" office:value-type="date" office:date-value="2022-08-02">
            <text:p>02/08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26] + 1" office:value-type="date" office:date-value="2022-08-03">
            <text:p>03/08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27] + 1" office:value-type="date" office:date-value="2022-08-04">
            <text:p>04/08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28] + 1" office:value-type="date" office:date-value="2022-08-05">
            <text:p>05/08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29] + 1" office:value-type="date" office:date-value="2022-08-06">
            <text:p>06/08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30] + 1" office:value-type="date" office:date-value="2022-08-07">
            <text:p>07/08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31] + 1" office:value-type="date" office:date-value="2022-08-08">
            <text:p>08/08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32] + 1" office:value-type="date" office:date-value="2022-08-09">
            <text:p>09/08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33] + 1" office:value-type="date" office:date-value="2022-08-10">
            <text:p>10/08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34] + 1" office:value-type="date" office:date-value="2022-08-11">
            <text:p>11/08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35] + 1" office:value-type="date" office:date-value="2022-08-12">
            <text:p>12/08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36] + 1" office:value-type="date" office:date-value="2022-08-13">
            <text:p>13/08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37] + 1" office:value-type="date" office:date-value="2022-08-14">
            <text:p>14/08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38] + 1" office:value-type="date" office:date-value="2022-08-15">
            <text:p>15/08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39] + 1" office:value-type="date" office:date-value="2022-08-16">
            <text:p>16/08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40] + 1" office:value-type="date" office:date-value="2022-08-17">
            <text:p>17/08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41] + 1" office:value-type="date" office:date-value="2022-08-18">
            <text:p>18/08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42] + 1" office:value-type="date" office:date-value="2022-08-19">
            <text:p>19/08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43] + 1" office:value-type="date" office:date-value="2022-08-20">
            <text:p>20/08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44] + 1" office:value-type="date" office:date-value="2022-08-21">
            <text:p>21/08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45] + 1" office:value-type="date" office:date-value="2022-08-22">
            <text:p>22/08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46] + 1" office:value-type="date" office:date-value="2022-08-23">
            <text:p>23/08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47] + 1" office:value-type="date" office:date-value="2022-08-24">
            <text:p>24/08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48] + 1" office:value-type="date" office:date-value="2022-08-25">
            <text:p>25/08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49] + 1" office:value-type="date" office:date-value="2022-08-26">
            <text:p>26/08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50] + 1" office:value-type="date" office:date-value="2022-08-27">
            <text:p>27/08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51] + 1" office:value-type="date" office:date-value="2022-08-28">
            <text:p>28/08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52] + 1" office:value-type="date" office:date-value="2022-08-29">
            <text:p>29/08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53] + 1" office:value-type="date" office:date-value="2022-08-30">
            <text:p>30/08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5" table:formula="of:=[.A154] + 1" office:value-type="date" office:date-value="2022-08-31">
            <text:p>31/08/22</text:p>
          </table:table-cell>
          <table:table-cell table:style-name="ce13" table:number-columns-repeated="3"/>
          <table:table-cell table:style-name="ce25"/>
          <table:table-cell/>
        </table:table-row>
        <table:table-row table:style-name="ro3">
          <table:table-cell table:style-name="ce6"/>
          <table:table-cell table:style-name="ce14" table:number-columns-repeated="4"/>
          <table:table-cell table:style-name="ce28"/>
        </table:table-row>
        <table:table-row table:style-name="ro3">
          <table:table-cell table:style-name="ce1" office:value-type="date" office:date-value="2022-09-01">
            <text:p>September 2022</text:p>
          </table:table-cell>
          <table:table-cell table:style-name="ce9" table:number-columns-repeated="3"/>
          <table:table-cell table:style-name="ce20"/>
          <table:table-cell table:style-name="ce28"/>
        </table:table-row>
        <table:table-row table:style-name="ro3">
          <table:table-cell table:style-name="ce2" table:formula="of:=[.A155] + 1" office:value-type="date" office:date-value="2022-09-01">
            <text:p>01/09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58] + 1" office:value-type="date" office:date-value="2022-09-02">
            <text:p>02/09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59] + 1" office:value-type="date" office:date-value="2022-09-03">
            <text:p>03/09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60] + 1" office:value-type="date" office:date-value="2022-09-04">
            <text:p>04/09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61] + 1" office:value-type="date" office:date-value="2022-09-05">
            <text:p>05/09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62] + 1" office:value-type="date" office:date-value="2022-09-06">
            <text:p>06/09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63] + 1" office:value-type="date" office:date-value="2022-09-07">
            <text:p>07/09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64] + 1" office:value-type="date" office:date-value="2022-09-08">
            <text:p>08/09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65] + 1" office:value-type="date" office:date-value="2022-09-09">
            <text:p>09/09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66] + 1" office:value-type="date" office:date-value="2022-09-10">
            <text:p>10/09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67] + 1" office:value-type="date" office:date-value="2022-09-11">
            <text:p>11/09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68] + 1" office:value-type="date" office:date-value="2022-09-12">
            <text:p>12/09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69] + 1" office:value-type="date" office:date-value="2022-09-13">
            <text:p>13/09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70] + 1" office:value-type="date" office:date-value="2022-09-14">
            <text:p>14/09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71] + 1" office:value-type="date" office:date-value="2022-09-15">
            <text:p>15/09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72] + 1" office:value-type="date" office:date-value="2022-09-16">
            <text:p>16/09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73] + 1" office:value-type="date" office:date-value="2022-09-17">
            <text:p>17/09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74] + 1" office:value-type="date" office:date-value="2022-09-18">
            <text:p>18/09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75] + 1" office:value-type="date" office:date-value="2022-09-19">
            <text:p>19/09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76] + 1" office:value-type="date" office:date-value="2022-09-20">
            <text:p>20/09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77] + 1" office:value-type="date" office:date-value="2022-09-21">
            <text:p>21/09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78] + 1" office:value-type="date" office:date-value="2022-09-22">
            <text:p>22/09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79] + 1" office:value-type="date" office:date-value="2022-09-23">
            <text:p>23/09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80] + 1" office:value-type="date" office:date-value="2022-09-24">
            <text:p>24/09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81] + 1" office:value-type="date" office:date-value="2022-09-25">
            <text:p>25/09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82] + 1" office:value-type="date" office:date-value="2022-09-26">
            <text:p>26/09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83] + 1" office:value-type="date" office:date-value="2022-09-27">
            <text:p>27/09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84] + 1" office:value-type="date" office:date-value="2022-09-28">
            <text:p>28/09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85] + 1" office:value-type="date" office:date-value="2022-09-29">
            <text:p>29/09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5" table:formula="of:=[.A186] + 1" office:value-type="date" office:date-value="2022-09-30">
            <text:p>30/09/22</text:p>
          </table:table-cell>
          <table:table-cell table:style-name="ce13" table:number-columns-repeated="3"/>
          <table:table-cell table:style-name="ce25"/>
          <table:table-cell/>
        </table:table-row>
        <table:table-row table:style-name="ro3">
          <table:table-cell table:style-name="ce6"/>
          <table:table-cell table:style-name="ce14" table:number-columns-repeated="4"/>
          <table:table-cell table:style-name="ce28"/>
        </table:table-row>
        <table:table-row table:style-name="ro3">
          <table:table-cell table:style-name="ce1" office:value-type="date" office:date-value="2022-10-01">
            <text:p>October 2022</text:p>
          </table:table-cell>
          <table:table-cell table:style-name="ce9" table:number-columns-repeated="3"/>
          <table:table-cell table:style-name="ce20"/>
          <table:table-cell table:style-name="ce28"/>
        </table:table-row>
        <table:table-row table:style-name="ro3">
          <table:table-cell table:style-name="ce2" table:formula="of:=[.A187] + 1" office:value-type="date" office:date-value="2022-10-01">
            <text:p>01/10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90] + 1" office:value-type="date" office:date-value="2022-10-02">
            <text:p>02/10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91] + 1" office:value-type="date" office:date-value="2022-10-03">
            <text:p>03/10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92] + 1" office:value-type="date" office:date-value="2022-10-04">
            <text:p>04/10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93] + 1" office:value-type="date" office:date-value="2022-10-05">
            <text:p>05/10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94] + 1" office:value-type="date" office:date-value="2022-10-06">
            <text:p>06/10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95] + 1" office:value-type="date" office:date-value="2022-10-07">
            <text:p>07/10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96] + 1" office:value-type="date" office:date-value="2022-10-08">
            <text:p>08/10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97] + 1" office:value-type="date" office:date-value="2022-10-09">
            <text:p>09/10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98] + 1" office:value-type="date" office:date-value="2022-10-10">
            <text:p>10/10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199] + 1" office:value-type="date" office:date-value="2022-10-11">
            <text:p>11/10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00] + 1" office:value-type="date" office:date-value="2022-10-12">
            <text:p>12/10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01] + 1" office:value-type="date" office:date-value="2022-10-13">
            <text:p>13/10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02] + 1" office:value-type="date" office:date-value="2022-10-14">
            <text:p>14/10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03] + 1" office:value-type="date" office:date-value="2022-10-15">
            <text:p>15/10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04] + 1" office:value-type="date" office:date-value="2022-10-16">
            <text:p>16/10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05] + 1" office:value-type="date" office:date-value="2022-10-17">
            <text:p>17/10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06] + 1" office:value-type="date" office:date-value="2022-10-18">
            <text:p>18/10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07] + 1" office:value-type="date" office:date-value="2022-10-19">
            <text:p>19/10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08] + 1" office:value-type="date" office:date-value="2022-10-20">
            <text:p>20/10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09] + 1" office:value-type="date" office:date-value="2022-10-21">
            <text:p>21/10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10] + 1" office:value-type="date" office:date-value="2022-10-22">
            <text:p>22/10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11] + 1" office:value-type="date" office:date-value="2022-10-23">
            <text:p>23/10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12] + 1" office:value-type="date" office:date-value="2022-10-24">
            <text:p>24/10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13] + 1" office:value-type="date" office:date-value="2022-10-25">
            <text:p>25/10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14] + 1" office:value-type="date" office:date-value="2022-10-26">
            <text:p>26/10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15] + 1" office:value-type="date" office:date-value="2022-10-27">
            <text:p>27/10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16] + 1" office:value-type="date" office:date-value="2022-10-28">
            <text:p>28/10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17] + 1" office:value-type="date" office:date-value="2022-10-29">
            <text:p>29/10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18] + 1" office:value-type="date" office:date-value="2022-10-30">
            <text:p>30/10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5" table:formula="of:=[.A219] + 1" office:value-type="date" office:date-value="2022-10-31">
            <text:p>31/10/22</text:p>
          </table:table-cell>
          <table:table-cell table:style-name="ce13" table:number-columns-repeated="3"/>
          <table:table-cell table:style-name="ce25"/>
          <table:table-cell/>
        </table:table-row>
        <table:table-row table:style-name="ro3">
          <table:table-cell table:style-name="ce7"/>
          <table:table-cell table:style-name="ce15" table:number-columns-repeated="4"/>
          <table:table-cell/>
        </table:table-row>
        <table:table-row table:style-name="ro3">
          <table:table-cell table:style-name="ce1" office:value-type="date" office:date-value="2022-11-01">
            <text:p>November 2022</text:p>
          </table:table-cell>
          <table:table-cell table:style-name="ce9" table:number-columns-repeated="3"/>
          <table:table-cell table:style-name="ce20"/>
          <table:table-cell/>
        </table:table-row>
        <table:table-row table:style-name="ro3">
          <table:table-cell table:style-name="ce2" table:formula="of:=[.A220] + 1" office:value-type="date" office:date-value="2022-11-01">
            <text:p>01/11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23] + 1" office:value-type="date" office:date-value="2022-11-02">
            <text:p>02/11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24] + 1" office:value-type="date" office:date-value="2022-11-03">
            <text:p>03/11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25] + 1" office:value-type="date" office:date-value="2022-11-04">
            <text:p>04/11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26] + 1" office:value-type="date" office:date-value="2022-11-05">
            <text:p>05/11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27] + 1" office:value-type="date" office:date-value="2022-11-06">
            <text:p>06/11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28] + 1" office:value-type="date" office:date-value="2022-11-07">
            <text:p>07/11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29] + 1" office:value-type="date" office:date-value="2022-11-08">
            <text:p>08/11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30] + 1" office:value-type="date" office:date-value="2022-11-09">
            <text:p>09/11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31] + 1" office:value-type="date" office:date-value="2022-11-10">
            <text:p>10/11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32] + 1" office:value-type="date" office:date-value="2022-11-11">
            <text:p>11/11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33] + 1" office:value-type="date" office:date-value="2022-11-12">
            <text:p>12/11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34] + 1" office:value-type="date" office:date-value="2022-11-13">
            <text:p>13/11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35] + 1" office:value-type="date" office:date-value="2022-11-14">
            <text:p>14/11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36] + 1" office:value-type="date" office:date-value="2022-11-15">
            <text:p>15/11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37] + 1" office:value-type="date" office:date-value="2022-11-16">
            <text:p>16/11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38] + 1" office:value-type="date" office:date-value="2022-11-17">
            <text:p>17/11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39] + 1" office:value-type="date" office:date-value="2022-11-18">
            <text:p>18/11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40] + 1" office:value-type="date" office:date-value="2022-11-19">
            <text:p>19/11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41] + 1" office:value-type="date" office:date-value="2022-11-20">
            <text:p>20/11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42] + 1" office:value-type="date" office:date-value="2022-11-21">
            <text:p>21/11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43] + 1" office:value-type="date" office:date-value="2022-11-22">
            <text:p>22/11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44] + 1" office:value-type="date" office:date-value="2022-11-23">
            <text:p>23/11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45] + 1" office:value-type="date" office:date-value="2022-11-24">
            <text:p>24/11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46] + 1" office:value-type="date" office:date-value="2022-11-25">
            <text:p>25/11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47] + 1" office:value-type="date" office:date-value="2022-11-26">
            <text:p>26/11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48] + 1" office:value-type="date" office:date-value="2022-11-27">
            <text:p>27/11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49] + 1" office:value-type="date" office:date-value="2022-11-28">
            <text:p>28/11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50] + 1" office:value-type="date" office:date-value="2022-11-29">
            <text:p>29/11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5" table:formula="of:=[.A251] + 1" office:value-type="date" office:date-value="2022-11-30">
            <text:p>30/11/22</text:p>
          </table:table-cell>
          <table:table-cell table:style-name="ce13" table:number-columns-repeated="3"/>
          <table:table-cell table:style-name="ce25"/>
          <table:table-cell/>
        </table:table-row>
        <table:table-row table:style-name="ro3">
          <table:table-cell table:style-name="ce6"/>
          <table:table-cell table:style-name="ce14" table:number-columns-repeated="4"/>
          <table:table-cell table:style-name="ce28"/>
        </table:table-row>
        <table:table-row table:style-name="ro3">
          <table:table-cell table:style-name="ce1" office:value-type="date" office:date-value="2022-12-01">
            <text:p>December 2022</text:p>
          </table:table-cell>
          <table:table-cell table:style-name="ce9" table:number-columns-repeated="3"/>
          <table:table-cell table:style-name="ce20"/>
          <table:table-cell table:style-name="ce28"/>
        </table:table-row>
        <table:table-row table:style-name="ro3">
          <table:table-cell table:style-name="ce2" table:formula="of:=[.A252] + 1" office:value-type="date" office:date-value="2022-12-01">
            <text:p>01/12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55] + 1" office:value-type="date" office:date-value="2022-12-02">
            <text:p>02/12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56] + 1" office:value-type="date" office:date-value="2022-12-03">
            <text:p>03/12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57] + 1" office:value-type="date" office:date-value="2022-12-04">
            <text:p>04/12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58] + 1" office:value-type="date" office:date-value="2022-12-05">
            <text:p>05/12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59] + 1" office:value-type="date" office:date-value="2022-12-06">
            <text:p>06/12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60] + 1" office:value-type="date" office:date-value="2022-12-07">
            <text:p>07/12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61] + 1" office:value-type="date" office:date-value="2022-12-08">
            <text:p>08/12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62] + 1" office:value-type="date" office:date-value="2022-12-09">
            <text:p>09/12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63] + 1" office:value-type="date" office:date-value="2022-12-10">
            <text:p>10/12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64] + 1" office:value-type="date" office:date-value="2022-12-11">
            <text:p>11/12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65] + 1" office:value-type="date" office:date-value="2022-12-12">
            <text:p>12/12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66] + 1" office:value-type="date" office:date-value="2022-12-13">
            <text:p>13/12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67] + 1" office:value-type="date" office:date-value="2022-12-14">
            <text:p>14/12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68] + 1" office:value-type="date" office:date-value="2022-12-15">
            <text:p>15/12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69] + 1" office:value-type="date" office:date-value="2022-12-16">
            <text:p>16/12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70] + 1" office:value-type="date" office:date-value="2022-12-17">
            <text:p>17/12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71] + 1" office:value-type="date" office:date-value="2022-12-18">
            <text:p>18/12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72] + 1" office:value-type="date" office:date-value="2022-12-19">
            <text:p>19/12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73] + 1" office:value-type="date" office:date-value="2022-12-20">
            <text:p>20/12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74] + 1" office:value-type="date" office:date-value="2022-12-21">
            <text:p>21/12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75] + 1" office:value-type="date" office:date-value="2022-12-22">
            <text:p>22/12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76] + 1" office:value-type="date" office:date-value="2022-12-23">
            <text:p>23/12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77] + 1" office:value-type="date" office:date-value="2022-12-24">
            <text:p>24/12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78] + 1" office:value-type="date" office:date-value="2022-12-25">
            <text:p>25/12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79] + 1" office:value-type="date" office:date-value="2022-12-26">
            <text:p>26/12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80] + 1" office:value-type="date" office:date-value="2022-12-27">
            <text:p>27/12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81] + 1" office:value-type="date" office:date-value="2022-12-28">
            <text:p>28/12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82] + 1" office:value-type="date" office:date-value="2022-12-29">
            <text:p>29/12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83] + 1" office:value-type="date" office:date-value="2022-12-30">
            <text:p>30/12/22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5" table:formula="of:=[.A284] + 1" office:value-type="date" office:date-value="2022-12-31">
            <text:p>31/12/22</text:p>
          </table:table-cell>
          <table:table-cell table:style-name="ce13" table:number-columns-repeated="3"/>
          <table:table-cell table:style-name="ce25"/>
          <table:table-cell/>
        </table:table-row>
        <table:table-row table:style-name="ro3">
          <table:table-cell table:style-name="ce6"/>
          <table:table-cell table:style-name="ce14" table:number-columns-repeated="4"/>
          <table:table-cell table:style-name="ce28"/>
        </table:table-row>
        <table:table-row table:style-name="ro3">
          <table:table-cell table:style-name="ce1" office:value-type="date" office:date-value="2023-01-01">
            <text:p>January 2023</text:p>
          </table:table-cell>
          <table:table-cell table:style-name="ce9" table:number-columns-repeated="3"/>
          <table:table-cell table:style-name="ce20"/>
          <table:table-cell table:style-name="ce28"/>
        </table:table-row>
        <table:table-row table:style-name="ro3">
          <table:table-cell table:style-name="ce2" table:formula="of:=[.A285] + 1" office:value-type="date" office:date-value="2023-01-01">
            <text:p>01/01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88] + 1" office:value-type="date" office:date-value="2023-01-02">
            <text:p>02/01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89] + 1" office:value-type="date" office:date-value="2023-01-03">
            <text:p>03/01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90] + 1" office:value-type="date" office:date-value="2023-01-04">
            <text:p>04/01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91] + 1" office:value-type="date" office:date-value="2023-01-05">
            <text:p>05/01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92] + 1" office:value-type="date" office:date-value="2023-01-06">
            <text:p>06/01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93] + 1" office:value-type="date" office:date-value="2023-01-07">
            <text:p>07/01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94] + 1" office:value-type="date" office:date-value="2023-01-08">
            <text:p>08/01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95] + 1" office:value-type="date" office:date-value="2023-01-09">
            <text:p>09/01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96] + 1" office:value-type="date" office:date-value="2023-01-10">
            <text:p>10/01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97] + 1" office:value-type="date" office:date-value="2023-01-11">
            <text:p>11/01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98] + 1" office:value-type="date" office:date-value="2023-01-12">
            <text:p>12/01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299] + 1" office:value-type="date" office:date-value="2023-01-13">
            <text:p>13/01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00] + 1" office:value-type="date" office:date-value="2023-01-14">
            <text:p>14/01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01] + 1" office:value-type="date" office:date-value="2023-01-15">
            <text:p>15/01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02] + 1" office:value-type="date" office:date-value="2023-01-16">
            <text:p>16/01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03] + 1" office:value-type="date" office:date-value="2023-01-17">
            <text:p>17/01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04] + 1" office:value-type="date" office:date-value="2023-01-18">
            <text:p>18/01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05] + 1" office:value-type="date" office:date-value="2023-01-19">
            <text:p>19/01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06] + 1" office:value-type="date" office:date-value="2023-01-20">
            <text:p>20/01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07] + 1" office:value-type="date" office:date-value="2023-01-21">
            <text:p>21/01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08] + 1" office:value-type="date" office:date-value="2023-01-22">
            <text:p>22/01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09] + 1" office:value-type="date" office:date-value="2023-01-23">
            <text:p>23/01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10] + 1" office:value-type="date" office:date-value="2023-01-24">
            <text:p>24/01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11] + 1" office:value-type="date" office:date-value="2023-01-25">
            <text:p>25/01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12] + 1" office:value-type="date" office:date-value="2023-01-26">
            <text:p>26/01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13] + 1" office:value-type="date" office:date-value="2023-01-27">
            <text:p>27/01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14] + 1" office:value-type="date" office:date-value="2023-01-28">
            <text:p>28/01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15] + 1" office:value-type="date" office:date-value="2023-01-29">
            <text:p>29/01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16] + 1" office:value-type="date" office:date-value="2023-01-30">
            <text:p>30/01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5" table:formula="of:=[.A317] + 1" office:value-type="date" office:date-value="2023-01-31">
            <text:p>31/01/23</text:p>
          </table:table-cell>
          <table:table-cell table:style-name="ce13" table:number-columns-repeated="3"/>
          <table:table-cell table:style-name="ce25"/>
          <table:table-cell/>
        </table:table-row>
        <table:table-row table:style-name="ro3">
          <table:table-cell table:style-name="ce6"/>
          <table:table-cell table:style-name="ce14" table:number-columns-repeated="4"/>
          <table:table-cell table:style-name="ce28"/>
        </table:table-row>
        <table:table-row table:style-name="ro3">
          <table:table-cell table:style-name="ce1" office:value-type="date" office:date-value="2023-02-01">
            <text:p>February 2023</text:p>
          </table:table-cell>
          <table:table-cell table:style-name="ce9" table:number-columns-repeated="3"/>
          <table:table-cell table:style-name="ce20"/>
          <table:table-cell table:style-name="ce28"/>
        </table:table-row>
        <table:table-row table:style-name="ro3">
          <table:table-cell table:style-name="ce2" table:formula="of:=[.A318] + 1" office:value-type="date" office:date-value="2023-02-01">
            <text:p>01/02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21] + 1" office:value-type="date" office:date-value="2023-02-02">
            <text:p>02/02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22] + 1" office:value-type="date" office:date-value="2023-02-03">
            <text:p>03/02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23] + 1" office:value-type="date" office:date-value="2023-02-04">
            <text:p>04/02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24] + 1" office:value-type="date" office:date-value="2023-02-05">
            <text:p>05/02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25] + 1" office:value-type="date" office:date-value="2023-02-06">
            <text:p>06/02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26] + 1" office:value-type="date" office:date-value="2023-02-07">
            <text:p>07/02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27] + 1" office:value-type="date" office:date-value="2023-02-08">
            <text:p>08/02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28] + 1" office:value-type="date" office:date-value="2023-02-09">
            <text:p>09/02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29] + 1" office:value-type="date" office:date-value="2023-02-10">
            <text:p>10/02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30] + 1" office:value-type="date" office:date-value="2023-02-11">
            <text:p>11/02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31] + 1" office:value-type="date" office:date-value="2023-02-12">
            <text:p>12/02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32] + 1" office:value-type="date" office:date-value="2023-02-13">
            <text:p>13/02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33] + 1" office:value-type="date" office:date-value="2023-02-14">
            <text:p>14/02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34] + 1" office:value-type="date" office:date-value="2023-02-15">
            <text:p>15/02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35] + 1" office:value-type="date" office:date-value="2023-02-16">
            <text:p>16/02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36] + 1" office:value-type="date" office:date-value="2023-02-17">
            <text:p>17/02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37] + 1" office:value-type="date" office:date-value="2023-02-18">
            <text:p>18/02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38] + 1" office:value-type="date" office:date-value="2023-02-19">
            <text:p>19/02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39] + 1" office:value-type="date" office:date-value="2023-02-20">
            <text:p>20/02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40] + 1" office:value-type="date" office:date-value="2023-02-21">
            <text:p>21/02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41] + 1" office:value-type="date" office:date-value="2023-02-22">
            <text:p>22/02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42] + 1" office:value-type="date" office:date-value="2023-02-23">
            <text:p>23/02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43] + 1" office:value-type="date" office:date-value="2023-02-24">
            <text:p>24/02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44] + 1" office:value-type="date" office:date-value="2023-02-25">
            <text:p>25/02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45] + 1" office:value-type="date" office:date-value="2023-02-26">
            <text:p>26/02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46] + 1" office:value-type="date" office:date-value="2023-02-27">
            <text:p>27/02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5" table:formula="of:=[.A347] + 1" office:value-type="date" office:date-value="2023-02-28">
            <text:p>28/02/23</text:p>
          </table:table-cell>
          <table:table-cell table:style-name="ce13" table:number-columns-repeated="3"/>
          <table:table-cell table:style-name="ce25"/>
          <table:table-cell/>
        </table:table-row>
        <table:table-row table:style-name="ro3">
          <table:table-cell table:style-name="ce6"/>
          <table:table-cell table:style-name="ce14" table:number-columns-repeated="4"/>
          <table:table-cell table:style-name="ce28"/>
        </table:table-row>
        <table:table-row table:style-name="ro3">
          <table:table-cell table:style-name="ce1" office:value-type="date" office:date-value="2023-03-01">
            <text:p>March 2023</text:p>
          </table:table-cell>
          <table:table-cell table:style-name="ce9" table:number-columns-repeated="3"/>
          <table:table-cell table:style-name="ce20"/>
          <table:table-cell table:style-name="ce28"/>
        </table:table-row>
        <table:table-row table:style-name="ro3">
          <table:table-cell table:style-name="ce2" table:formula="of:=[.A348] + 1" office:value-type="date" office:date-value="2023-03-01">
            <text:p>01/03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51] + 1" office:value-type="date" office:date-value="2023-03-02">
            <text:p>02/03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52] + 1" office:value-type="date" office:date-value="2023-03-03">
            <text:p>03/03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53] + 1" office:value-type="date" office:date-value="2023-03-04">
            <text:p>04/03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54] + 1" office:value-type="date" office:date-value="2023-03-05">
            <text:p>05/03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55] + 1" office:value-type="date" office:date-value="2023-03-06">
            <text:p>06/03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56] + 1" office:value-type="date" office:date-value="2023-03-07">
            <text:p>07/03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57] + 1" office:value-type="date" office:date-value="2023-03-08">
            <text:p>08/03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58] + 1" office:value-type="date" office:date-value="2023-03-09">
            <text:p>09/03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59] + 1" office:value-type="date" office:date-value="2023-03-10">
            <text:p>10/03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60] + 1" office:value-type="date" office:date-value="2023-03-11">
            <text:p>11/03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61] + 1" office:value-type="date" office:date-value="2023-03-12">
            <text:p>12/03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62] + 1" office:value-type="date" office:date-value="2023-03-13">
            <text:p>13/03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63] + 1" office:value-type="date" office:date-value="2023-03-14">
            <text:p>14/03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64] + 1" office:value-type="date" office:date-value="2023-03-15">
            <text:p>15/03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65] + 1" office:value-type="date" office:date-value="2023-03-16">
            <text:p>16/03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66] + 1" office:value-type="date" office:date-value="2023-03-17">
            <text:p>17/03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67] + 1" office:value-type="date" office:date-value="2023-03-18">
            <text:p>18/03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68] + 1" office:value-type="date" office:date-value="2023-03-19">
            <text:p>19/03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69] + 1" office:value-type="date" office:date-value="2023-03-20">
            <text:p>20/03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70] + 1" office:value-type="date" office:date-value="2023-03-21">
            <text:p>21/03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71] + 1" office:value-type="date" office:date-value="2023-03-22">
            <text:p>22/03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72] + 1" office:value-type="date" office:date-value="2023-03-23">
            <text:p>23/03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73] + 1" office:value-type="date" office:date-value="2023-03-24">
            <text:p>24/03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74] + 1" office:value-type="date" office:date-value="2023-03-25">
            <text:p>25/03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75] + 1" office:value-type="date" office:date-value="2023-03-26">
            <text:p>26/03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76] + 1" office:value-type="date" office:date-value="2023-03-27">
            <text:p>27/03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77] + 1" office:value-type="date" office:date-value="2023-03-28">
            <text:p>28/03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78] + 1" office:value-type="date" office:date-value="2023-03-29">
            <text:p>29/03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79] + 1" office:value-type="date" office:date-value="2023-03-30">
            <text:p>30/03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5" table:formula="of:=[.A380] + 1" office:value-type="date" office:date-value="2023-03-31">
            <text:p>31/03/23</text:p>
          </table:table-cell>
          <table:table-cell table:style-name="ce13" table:number-columns-repeated="3"/>
          <table:table-cell table:style-name="ce25"/>
          <table:table-cell/>
        </table:table-row>
        <table:table-row table:style-name="ro3">
          <table:table-cell table:style-name="ce6"/>
          <table:table-cell table:style-name="ce14" table:number-columns-repeated="4"/>
          <table:table-cell table:style-name="ce28"/>
        </table:table-row>
        <table:table-row table:style-name="ro3">
          <table:table-cell table:style-name="ce1" office:value-type="date" office:date-value="2023-04-01">
            <text:p>April 2023</text:p>
          </table:table-cell>
          <table:table-cell table:style-name="ce9" table:number-columns-repeated="3"/>
          <table:table-cell table:style-name="ce20"/>
          <table:table-cell table:style-name="ce28"/>
        </table:table-row>
        <table:table-row table:style-name="ro3">
          <table:table-cell table:style-name="ce2" table:formula="of:=[.A381] + 1" office:value-type="date" office:date-value="2023-04-01">
            <text:p>01/04/23</text:p>
          </table:table-cell>
          <table:table-cell table:style-name="ce15" table:number-columns-repeated="3"/>
          <table:table-cell table:style-name="ce22"/>
          <table:table-cell/>
        </table:table-row>
        <table:table-row table:style-name="ro3">
          <table:table-cell table:style-name="ce2" table:formula="of:=[.A384] + 1" office:value-type="date" office:date-value="2023-04-02">
            <text:p>02/04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85] + 1" office:value-type="date" office:date-value="2023-04-03">
            <text:p>03/04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2" table:formula="of:=[.A386] + 1" office:value-type="date" office:date-value="2023-04-04">
            <text:p>04/04/23</text:p>
          </table:table-cell>
          <table:table-cell table:number-columns-repeated="3"/>
          <table:table-cell table:style-name="ce22"/>
          <table:table-cell/>
        </table:table-row>
        <table:table-row table:style-name="ro3">
          <table:table-cell table:style-name="ce5" table:formula="of:=[.A387] + 1" office:value-type="date" office:date-value="2023-04-05">
            <text:p>05/04/23</text:p>
          </table:table-cell>
          <table:table-cell table:style-name="ce13" table:number-columns-repeated="3"/>
          <table:table-cell table:style-name="ce25"/>
          <table:table-cell/>
        </table:table-row>
        <table:table-row table:style-name="ro4" table:number-rows-repeated="1048187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MT" svg:font-family="'Arial MT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">
      <number:currency-symbol number:language="en" number:country="GB">£</number:currency-symbol>
      <number:number number:decimal-places="2" number:min-integer-digits="1" number:grouping="true"/>
    </number:currency-style>
    <number:date-style style:name="N107">
      <number:month number:style="long" number:textual="true"/>
      <number:text> </number:text>
      <number:year number:style="long"/>
    </number:date-style>
    <number:currency-style style:name="N108">
      <number:currency-symbol number:language="en" number:country="GB">£</number:currency-symbol>
      <number:number number:decimal-places="2" number:min-integer-digits="1"/>
    </number:currency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5">15/05/2022</text:date>, <text:time>23:45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ine K</meta:initial-creator>
    <meta:creation-date>2022-04-06T17:51:32.94</meta:creation-date>
    <dc:date>2022-05-15T23:45:01.26</dc:date>
    <dc:creator>Laine K</dc:creator>
    <meta:editing-duration>PT3H42M21S</meta:editing-duration>
    <meta:editing-cycles>55</meta:editing-cycles>
    <meta:generator>OpenOffice/4.1.11$Win32 OpenOffice.org_project/4111m1$Build-9808</meta:generator>
    <meta:document-statistic meta:table-count="3" meta:cell-count="389" meta:object-count="0"/>
  </office:meta>
</office:document-meta>
</file>